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1e834c"/>
    </style:style>
    <style:style style:name="P2" style:family="paragraph" style:parent-style-name="Standard" style:list-style-name="L1">
      <style:text-properties officeooo:rsid="001e834c" officeooo:paragraph-rsid="001e834c"/>
    </style:style>
    <style:style style:name="P3" style:family="paragraph" style:parent-style-name="Standard" style:list-style-name="L1">
      <style:text-properties style:text-underline-style="solid" style:text-underline-width="auto" style:text-underline-color="font-color" officeooo:paragraph-rsid="001e834c"/>
    </style:style>
    <style:style style:name="P4" style:family="paragraph" style:parent-style-name="Standard" style:list-style-name="L1">
      <style:text-properties fo:font-style="italic" officeooo:paragraph-rsid="001e834c" style:font-style-asian="italic" style:font-style-complex="italic"/>
    </style:style>
    <style:style style:name="T1" style:family="text">
      <style:text-properties officeooo:rsid="00151d93"/>
    </style:style>
    <style:style style:name="T2" style:family="text">
      <style:text-properties officeooo:rsid="00159df7"/>
    </style:style>
    <style:style style:name="T3" style:family="text">
      <style:text-properties officeooo:rsid="0015b6f1"/>
    </style:style>
    <style:style style:name="T4" style:family="text">
      <style:text-properties officeooo:rsid="00172d76"/>
    </style:style>
    <style:style style:name="T5" style:family="text">
      <style:text-properties officeooo:rsid="0017557d"/>
    </style:style>
    <style:style style:name="T6" style:family="text">
      <style:text-properties officeooo:rsid="0018dcde"/>
    </style:style>
    <style:style style:name="T7" style:family="text">
      <style:text-properties officeooo:rsid="0019b5bf"/>
    </style:style>
    <style:style style:name="T8" style:family="text">
      <style:text-properties officeooo:rsid="0019e5a1"/>
    </style:style>
    <style:style style:name="T9" style:family="text">
      <style:text-properties fo:font-weight="bold" officeooo:rsid="00151d93" style:font-weight-asian="bold" style:font-weight-complex="bold"/>
    </style:style>
    <style:style style:name="T10" style:family="text">
      <style:text-properties fo:font-weight="bold" officeooo:rsid="00159df7" style:font-weight-asian="bold" style:font-weight-complex="bold"/>
    </style:style>
    <style:style style:name="T11" style:family="text">
      <style:text-properties fo:font-weight="bold" officeooo:rsid="0019e5a1" style:font-weight-asian="bold" style:font-weight-complex="bold"/>
    </style:style>
    <style:style style:name="T12" style:family="text">
      <style:text-properties fo:font-weight="bold" officeooo:rsid="00172d76" style:font-weight-asian="bold" style:font-weight-complex="bold"/>
    </style:style>
    <style:style style:name="T13" style:family="text">
      <style:text-properties fo:font-weight="bold" officeooo:rsid="0017557d" style:font-weight-asian="bold" style:font-weight-complex="bold"/>
    </style:style>
    <style:style style:name="T14" style:family="text">
      <style:text-properties fo:font-weight="bold" officeooo:rsid="0018dcde" style:font-weight-asian="bold" style:font-weight-complex="bold"/>
    </style:style>
    <style:style style:name="T15" style:family="text">
      <style:text-properties fo:font-weight="bold" officeooo:rsid="0019b5bf" style:font-weight-asian="bold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19e5a1" style:font-style-asian="italic" style:font-style-complex="italic"/>
    </style:style>
    <style:style style:name="T18" style:family="text">
      <style:text-properties officeooo:rsid="0020a9b1"/>
    </style:style>
    <style:style style:name="T19" style:family="text">
      <style:text-properties officeooo:rsid="00244c5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139308849354845795" text:style-name="L1">
        <text:list-header>
          <text:p text:style-name="P2">Final submission is a weighted average of the <text:span text:style-name="T19">following</text:span> solutions:</text:p>
        </text:list-header>
        <text:list-item>
          <text:p text:style-name="P1"><text:span text:style-name="T1">9xgb: PB </text:span>0.5432753, <text:span text:style-name="T9">weight 1/3</text:span><text:span text:style-name="T1">,</text:span> <text:span text:style-name="T1">loc </text:span>0.537221 (up 0.541721). <text:span text:style-name="T1">Latest cleaning and discretization, age semi-clusters. Private </text:span><text:bookmark text:name="solution_score-53714"/>0.5307346</text:p>
        </text:list-item>
        <text:list-item>
          <text:p text:style-name="P1"><text:bookmark text:name="solution_score-52565"/><text:span text:style-name="T1">1xgb, PB </text:span>0.5435764, <text:span text:style-name="T9">weight 1/6</text:span><text:span text:style-name="T1">, </text:span>up 0.5422. <text:span text:style-name="T1">Latest cleaning and stronger discretization of bmi and age (s.t. ap_hi is the most important feature). Private </text:span><text:bookmark text:name="solution_score-525651"/>0.5313633</text:p>
        </text:list-item>
        <text:list-item>
          <text:p text:style-name="P1"><text:bookmark text:name="solution_score-52111"/><text:span text:style-name="T2">3xgb, PB </text:span>0.5432710, <text:span text:style-name="T10">weight 1/3</text:span><text:span text:style-name="T2">, Latest cleaning and discretization, age semi-clusters. Private </text:span><text:bookmark text:name="solution_score-521111"/>0.5307109<text:span text:style-name="T2"> </text:span>(up 0.541506)</text:p>
        </text:list-item>
        <text:list-item>
          <text:p text:style-name="P3"><text:bookmark text:name="solution_score-51934"/><text:span text:style-name="T2">2xgb, PB </text:span>0.5431460, <text:span text:style-name="T10">weight 1</text:span><text:span text:style-name="T2">, Latest cleaning and discretization, age semi-clusters. </text:span>loc 0.537043 (up 0.541585), <text:span text:style-name="T2">Private </text:span><text:bookmark text:name="solution_score-519341"/>0.5305696</text:p>
        </text:list-item>
        <text:list-item>
          <text:p text:style-name="P1"><text:span text:style-name="T2">3xgb, PB </text:span><text:bookmark text:name="solution_score-51931"/>0.5431658, <text:span text:style-name="T10">weight </text:span><text:span text:style-name="T11">1/2</text:span><text:span text:style-name="T2">, Latest cleaning and discretization, age semi-clusters. 5 seeds for train_nan. Private </text:span><text:bookmark text:name="solution_score-519311"/>0.5305761</text:p>
        </text:list-item>
        <text:list-item>
          <text:p text:style-name="P1"><text:span text:style-name="T2">3xgb, PB </text:span><text:bookmark text:name="solution_score-519261"/>0.5431028, <text:span text:style-name="T10">weight </text:span><text:span text:style-name="T11">1/2</text:span><text:span text:style-name="T2">, Latest cleaning and discretization, age semi-clusters. 5 seeds for train_nan. Loc </text:span>0.537075 (up 0.5416109). <text:span text:style-name="T3">Private </text:span><text:bookmark text:name="solution_score-51926"/>0.5305938</text:p>
        </text:list-item>
        <text:list-item>
          <text:p text:style-name="P3"><text:bookmark text:name="solution_score-51346"/><text:span text:style-name="T4">1xgb, PB </text:span>0.5430750, <text:span text:style-name="T12">weight 1</text:span><text:span text:style-name="T4">, Latest cleaning + days until birthday</text:span>. loc 0.537473 (up 0.542175). <text:span text:style-name="T4">Private </text:span><text:bookmark text:name="solution_score-513461"/>0.5309949</text:p>
        </text:list-item>
        <text:list-item>
          <text:p text:style-name="P3"><text:bookmark text:name="solution_score-50958"/><text:span text:style-name="T5">3 xgb, PB </text:span>0.5431398, <text:span text:style-name="T13">weight 1</text:span><text:span text:style-name="T5">, Latest cleaning, mod of ap_hi, ap_lo. </text:span>loc 0.5372492 (up 0.541888). <text:span text:style-name="T5">Private </text:span><text:bookmark text:name="solution_score-509581"/>0.5307783</text:p>
        </text:list-item>
        <text:list-item>
          <text:p text:style-name="P4"><text:span text:style-name="T6">stacking (</text:span>1nn, 1rf, 1extra<text:span text:style-name="T7">Trees</text:span>, 4xgb<text:span text:style-name="T6">) + 4xgb with train_nan and predict_nan strategies PB </text:span><text:bookmark text:name="solution_score-47111"/>0.5434578, <text:span text:style-name="T14">weight 1/5</text:span><text:span text:style-name="T6">. Private </text:span>0.5308640</text:p>
        </text:list-item>
        <text:list-item>
          <text:p text:style-name="P4"><text:bookmark text:name="solution_score-46672"/><text:span text:style-name="T6">stacking+3xgb <text:s/>PB </text:span>0.5433566, <text:span text:style-name="T15">weight </text:span><text:span text:style-name="T11">1/4</text:span><text:span text:style-name="T7">. </text:span><text:bookmark text:name="solution_score-466722"/><text:span text:style-name="T7">Private </text:span>0.5310350</text:p>
        </text:list-item>
        <text:list-item>
          <text:p text:style-name="P4"><text:bookmark text:name="solution_score-41642"/><text:span text:style-name="T7">3xgb (lr=0.01) PB </text:span>0.5432956, <text:span text:style-name="T15">weight 1/3</text:span><text:span text:style-name="T7">. </text:span>loc=0.5<text:span text:style-name="T18">3</text:span>77. <text:span text:style-name="T7">Private </text:span><text:bookmark text:name="solution_score-416421"/>0.5312153</text:p>
        </text:list-item>
        <text:list-item>
          <text:p text:style-name="P4">3 xgb<text:bookmark text:name="solution_score-41434"/> <text:span text:style-name="T7">PB </text:span>0.5435874, <text:span text:style-name="T15">weight 1/6</text:span><text:span text:style-name="T7">. loc </text:span>0.53795, <text:span text:style-name="T7">Private </text:span><text:bookmark text:name="solution_score-41431"/>0.5313032</text:p>
        </text:list-item>
        <text:list-item>
          <text:p text:style-name="P4"><text:bookmark text:name="solution_score-41289"/><text:span text:style-name="T7">3xgb, </text:span><text:span text:style-name="T15">weight </text:span><text:span text:style-name="T11">1/4</text:span><text:span text:style-name="T7">. PB </text:span>0.5434261. <text:span text:style-name="T7">Additional features – bmi, danger, pulse_pressure. </text:span>Loc 0.538094. <text:span text:style-name="T7">Private </text:span><text:bookmark text:name="solution_score-412891"/>0.5316269</text:p>
        </text:list-item>
        <text:list-item>
          <text:p text:style-name="P4"><text:bookmark text:name="solution_score-41286"/><text:span text:style-name="T8">3xgb , PB </text:span><text:bookmark text:name="solution_score-412862"/>0.5433068, <text:span text:style-name="T11">weight 1/3</text:span><text:span text:style-name="T8">. bmi instead of weight. Private </text:span><text:bookmark text:name="solution_score-412863"/>0.5317059</text:p>
        </text:list-item>
        <text:list-item>
          <text:p text:style-name="P4"><text:span text:style-name="T8">2xgb</text:span>, loc 0.537719. <text:span text:style-name="T8">PB </text:span><text:bookmark text:name="solution_score-40623"/>0.5435128, <text:span text:style-name="T8">weight 1/5. Danger, pulse features. Private </text:span><text:bookmark text:name="solution_score-406231"/>0.5317579</text:p>
        </text:list-item>
        <text:list-item>
          <text:p text:style-name="P4"><text:span text:style-name="T8">2xgb, PB </text:span><text:bookmark text:name="solution_score-40617"/>0.5435868, <text:span text:style-name="T11">weight 1/6</text:span><text:span text:style-name="T8">. Private </text:span><text:bookmark text:name="solution_score-406171"/>0.5312988</text:p>
        </text:list-item>
        <text:list-item>
          <text:p text:style-name="P1"><text:span text:style-name="T17">Average of all previous with PB &lt; </text:span><text:span text:style-name="T16">0.5433, </text:span><text:span text:style-name="T17">weight 1/9, probabilities &lt; 0.031 replaced by 0.031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7T16:25:44.495794995</meta:creation-date>
    <dc:date>2017-08-08T14:40:24.530936277</dc:date>
    <meta:editing-duration>PT1H31M32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1" meta:paragraph-count="18" meta:word-count="280" meta:character-count="1878" meta:non-whitespace-character-count="1631"/>
  </office:meta>
</office:document-meta>
</file>